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f66" officeooo:paragraph-rsid="00199f66"/>
    </style:style>
    <style:style style:name="P2" style:family="paragraph" style:parent-style-name="Standard">
      <style:text-properties officeooo:rsid="00199f66" officeooo:paragraph-rsid="001ca907"/>
    </style:style>
    <style:style style:name="P3" style:family="paragraph" style:parent-style-name="Standard">
      <style:text-properties officeooo:rsid="00199f66" officeooo:paragraph-rsid="00212899"/>
    </style:style>
    <style:style style:name="P4" style:family="paragraph" style:parent-style-name="Standard">
      <style:text-properties officeooo:rsid="00199f66" officeooo:paragraph-rsid="00428ce5"/>
    </style:style>
    <style:style style:name="P5" style:family="paragraph" style:parent-style-name="Standard">
      <style:text-properties fo:color="#d8003f" officeooo:rsid="00199f66" officeooo:paragraph-rsid="00199f66"/>
    </style:style>
    <style:style style:name="P6" style:family="paragraph" style:parent-style-name="Standard">
      <style:text-properties fo:color="#d8003f" officeooo:rsid="00199f66" officeooo:paragraph-rsid="0059e14e"/>
    </style:style>
    <style:style style:name="P7" style:family="paragraph" style:parent-style-name="Standard">
      <style:text-properties fo:color="#d8003f" officeooo:rsid="001ca907" officeooo:paragraph-rsid="001ca907"/>
    </style:style>
    <style:style style:name="P8" style:family="paragraph" style:parent-style-name="Standard">
      <style:text-properties fo:font-weight="bold" officeooo:rsid="00199f66" officeooo:paragraph-rsid="00199f66" style:font-weight-asian="bold" style:font-weight-complex="bold"/>
    </style:style>
    <style:style style:name="P9" style:family="paragraph" style:parent-style-name="Standard">
      <style:text-properties fo:color="#00cc00" officeooo:rsid="00199f66" officeooo:paragraph-rsid="00199f66"/>
    </style:style>
    <style:style style:name="P10" style:family="paragraph" style:parent-style-name="Standard">
      <style:text-properties fo:color="#00cc00" officeooo:rsid="00199f66" officeooo:paragraph-rsid="00212899"/>
    </style:style>
    <style:style style:name="P11" style:family="paragraph" style:parent-style-name="Standard">
      <style:text-properties fo:color="#00cc00" officeooo:rsid="00199f66" officeooo:paragraph-rsid="00428ce5"/>
    </style:style>
    <style:style style:name="P12" style:family="paragraph" style:parent-style-name="Standard">
      <style:text-properties fo:color="#00cc00" officeooo:rsid="00550a66" officeooo:paragraph-rsid="00550a66"/>
    </style:style>
    <style:style style:name="P13" style:family="paragraph" style:parent-style-name="Standard">
      <style:text-properties fo:color="#cc0000" officeooo:rsid="00231543" officeooo:paragraph-rsid="00231543"/>
    </style:style>
    <style:style style:name="P14" style:family="paragraph" style:parent-style-name="Standard">
      <style:text-properties fo:color="#cc0000" officeooo:rsid="002a0115" officeooo:paragraph-rsid="002a0115"/>
    </style:style>
    <style:style style:name="P15" style:family="paragraph" style:parent-style-name="Standard">
      <style:text-properties fo:color="#cc0000" officeooo:rsid="0032d31f" officeooo:paragraph-rsid="0032d31f"/>
    </style:style>
    <style:style style:name="P16" style:family="paragraph" style:parent-style-name="Standard">
      <style:text-properties fo:color="#cc0000" officeooo:rsid="00349386" officeooo:paragraph-rsid="00349386"/>
    </style:style>
    <style:style style:name="P17" style:family="paragraph" style:parent-style-name="Standard">
      <style:text-properties fo:color="#cc0000" officeooo:rsid="003a6c54" officeooo:paragraph-rsid="003a6c54"/>
    </style:style>
    <style:style style:name="P18" style:family="paragraph" style:parent-style-name="Standard">
      <style:text-properties fo:color="#cc0000" officeooo:rsid="003c0ca5" officeooo:paragraph-rsid="003c0ca5"/>
    </style:style>
    <style:style style:name="P19" style:family="paragraph" style:parent-style-name="Standard">
      <style:text-properties fo:color="#cc0000" officeooo:rsid="003f5a98" officeooo:paragraph-rsid="003f5a98"/>
    </style:style>
    <style:style style:name="P20" style:family="paragraph" style:parent-style-name="Standard">
      <style:text-properties fo:color="#cc0000" officeooo:rsid="003fe177" officeooo:paragraph-rsid="003fe177"/>
    </style:style>
    <style:style style:name="P21" style:family="paragraph" style:parent-style-name="Standard">
      <style:text-properties fo:color="#cc0000" officeooo:rsid="0040f63e" officeooo:paragraph-rsid="0040f63e"/>
    </style:style>
    <style:style style:name="P22" style:family="paragraph" style:parent-style-name="Standard">
      <style:paragraph-properties>
        <style:tab-stops>
          <style:tab-stop style:position="1.4929in"/>
        </style:tab-stops>
      </style:paragraph-properties>
      <style:text-properties fo:color="#cc0000" officeooo:rsid="0041b39b" officeooo:paragraph-rsid="0041b39b"/>
    </style:style>
    <style:style style:name="P23" style:family="paragraph" style:parent-style-name="Standard">
      <style:text-properties fo:color="#cc0000" officeooo:rsid="0041b39b" officeooo:paragraph-rsid="0041b39b"/>
    </style:style>
    <style:style style:name="P24" style:family="paragraph" style:parent-style-name="Standard">
      <style:text-properties fo:color="#cc0000" officeooo:rsid="00428ce5" officeooo:paragraph-rsid="00428ce5"/>
    </style:style>
    <style:style style:name="P25" style:family="paragraph" style:parent-style-name="Standard">
      <style:text-properties fo:color="#cc0000" officeooo:rsid="004a50a1" officeooo:paragraph-rsid="004a50a1"/>
    </style:style>
    <style:style style:name="P26" style:family="paragraph" style:parent-style-name="Standard">
      <style:text-properties fo:color="#cc0000" officeooo:rsid="004d5680" officeooo:paragraph-rsid="004d5680"/>
    </style:style>
    <style:style style:name="P27" style:family="paragraph" style:parent-style-name="Standard">
      <style:text-properties fo:color="#cc0000" officeooo:rsid="0059e14e" officeooo:paragraph-rsid="0059e14e"/>
    </style:style>
    <style:style style:name="P28" style:family="paragraph" style:parent-style-name="Standard">
      <style:text-properties fo:color="#cc0000" officeooo:rsid="0059e14e" officeooo:paragraph-rsid="005d2f09"/>
    </style:style>
    <style:style style:name="P29" style:family="paragraph" style:parent-style-name="Standard">
      <style:text-properties fo:color="#cc0000" officeooo:rsid="004a2770" officeooo:paragraph-rsid="0061e3a0"/>
    </style:style>
    <style:style style:name="P30" style:family="paragraph" style:parent-style-name="Standard">
      <style:text-properties fo:color="#ce181e" officeooo:rsid="00609b45" officeooo:paragraph-rsid="00609b45"/>
    </style:style>
    <style:style style:name="P31" style:family="paragraph" style:parent-style-name="Standard">
      <style:text-properties fo:color="#ce181e" officeooo:rsid="006269bf" officeooo:paragraph-rsid="006269bf"/>
    </style:style>
    <style:style style:name="P32" style:family="paragraph" style:parent-style-name="Standard">
      <style:text-properties fo:color="#72bf44" officeooo:rsid="00199f66" officeooo:paragraph-rsid="00199f66"/>
    </style:style>
    <style:style style:name="P33" style:family="paragraph" style:parent-style-name="Standard">
      <style:text-properties fo:color="#d8003f" officeooo:rsid="001b1e9f" officeooo:paragraph-rsid="001b1e9f"/>
    </style:style>
    <style:style style:name="T1" style:family="text">
      <style:text-properties officeooo:rsid="001b1e9f"/>
    </style:style>
    <style:style style:name="T2" style:family="text">
      <style:text-properties officeooo:rsid="001e5f1b"/>
    </style:style>
    <style:style style:name="T3" style:family="text">
      <style:text-properties officeooo:rsid="001fac02"/>
    </style:style>
    <style:style style:name="T4" style:family="text">
      <style:text-properties fo:font-weight="bold" style:font-weight-asian="bold" style:font-weight-complex="bold"/>
    </style:style>
    <style:style style:name="T5" style:family="text">
      <style:text-properties officeooo:rsid="00364eba"/>
    </style:style>
    <style:style style:name="T6" style:family="text">
      <style:text-properties officeooo:rsid="0039d311"/>
    </style:style>
    <style:style style:name="T7" style:family="text">
      <style:text-properties officeooo:rsid="003a95b5"/>
    </style:style>
    <style:style style:name="T8" style:family="text">
      <style:text-properties fo:color="#00cc0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3f5a98"/>
    </style:style>
    <style:style style:name="T12" style:family="text">
      <style:text-properties officeooo:rsid="0040f63e"/>
    </style:style>
    <style:style style:name="T13" style:family="text">
      <style:text-properties officeooo:rsid="004bbbae"/>
    </style:style>
    <style:style style:name="T14" style:family="text">
      <style:text-properties officeooo:rsid="0051b0b2"/>
    </style:style>
    <style:style style:name="T15" style:family="text">
      <style:text-properties officeooo:rsid="005b74eb"/>
    </style:style>
    <style:style style:name="T16" style:family="text">
      <style:text-properties officeooo:rsid="005b74eb" style:font-size-asian="10.5pt" style:text-overline-style="solid" style:text-overline-width="bold" style:text-overline-color="font-color"/>
    </style:style>
    <style:style style:name="T17" style:family="text">
      <style:text-properties officeooo:rsid="005b74eb" style:text-overline-style="solid" style:text-overline-width="bold" style:text-overline-color="font-color"/>
    </style:style>
    <style:style style:name="T18" style:family="text">
      <style:text-properties officeooo:rsid="005d2f09"/>
    </style:style>
    <style:style style:name="T19" style:family="text">
      <style:text-properties officeooo:rsid="0061e3a0"/>
    </style:style>
    <style:style style:name="T20" style:family="text">
      <style:text-properties officeooo:rsid="00641baf"/>
    </style:style>
    <style:style style:name="T21" style:family="text">
      <style:text-properties officeooo:rsid="0065d3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neral Comments</text:p>
      <text:p text:style-name="P1"/>
      <text:p text:style-name="P1">Although we mentioned clearly that the text is often too long and verbose, many parts</text:p>
      <text:p text:style-name="P1">Are still left unchanged. For this reason we took the time to suggest which sentences might be</text:p>
      <text:p text:style-name="P1">deleted, since they are unnecessary. Please try to modify the text accordingly.</text:p>
      <text:p text:style-name="P1"/>
      <text:p text:style-name="P5"><text:span text:style-name="T2">I apologize that I did not remove everything you deem necessary. <text:s/></text:span>Looking at your first <text:span text:style-name="T2">round of</text:span> comments, I <text:span text:style-name="T2">believe I </text:span>removed <text:span text:style-name="T2">and/or shortened everything that was mentioned.</text:span> <text:span text:style-name="T3">I will try to anticipate better what will need to be removed.</text:span></text:p>
      <text:p text:style-name="P1"/>
      <text:p text:style-name="P1">The main still existing problem of this paper is the dependence of results on how residual</text:p>
      <text:p text:style-name="P1">correlations are accounted for. In this version of the draft, it is postulated that only deposits with</text:p>
      <text:p text:style-name="P1">c * tau less than 10 fm are taken into account. Authors should explain why this criterion is</text:p>
      <text:p text:style-name="P1">correct. Otherwise, I expect questions to this point during next rounds of discussion of the</text:p>
      <text:p text:style-name="P1">paper.</text:p>
      <text:p text:style-name="P1"/>
      <text:p text:style-name="P1">Concerning your answers to our comments here some remarks:</text:p>
      <text:p text:style-name="P1"/>
      <text:p text:style-name="P1"><text:span text:style-name="T4">General remark about the fit:</text:span> Why do you fit the part-part and antipart-antipar correlations</text:p>
      <text:p text:style-name="P1">separately? The interaction should be the same and you would gain in statistics if you fit the sum.</text:p>
      <text:p text:style-name="P1"/>
      <text:p text:style-name="P6">The particle pair and it’s conjugate of course have the same interaction, and therefore share the same scattering parameters. <text:s/>I explicitly stated this at the beginning of the first version, but was instructed to remove the sentence. <text:s/></text:p>
      <text:p text:style-name="P6"/>
      <text:p text:style-name="P6">I believe the correct method is not to sum to two, but to fit separately with shared parameters. <text:s/>I do not see any advantage in summing the contributions other than prettier looking plots. <text:s/><text:span text:style-name="T1">I do not believe this is the typical procedure either. <text:s/>With this procedure, we would be decreasing the statistical error bars by a factor of 1/sqrt(2), while losing a factor 2 of the data points, so it seems like a disadvantage to me. <text:s/>I assume you also are suggesting averaging the ++ and – field configurations?</text:span></text:p>
      <text:p text:style-name="P1"/>
      <text:p text:style-name="P1"><text:span text:style-name="T4">General remark about the residuals method:</text:span> it is fine to show only the 3 residuals method</text:p>
      <text:p text:style-name="P1">but you should verify the systematics you obtain on the scattering parameters if you vary the cut</text:p>
      <text:p text:style-name="P1">off from 10 fm to 7-8 or 11-12, since this number is not fixed.</text:p>
      <text:p text:style-name="P1">You consider K* and Sigma* decays to contribute completely to the primary but in fact it is not</text:p>
      <text:p text:style-name="P1">very clear when femto stop to ‘act’. After 5 6 7 fm?</text:p>
      <text:p text:style-name="P1">This is why we absolutely need this systematic variation.</text:p>
      <text:p text:style-name="P1"/>
      <text:p text:style-name="P1"><text:span text:style-name="T4">lambdaFIT:</text:span> the motivation for the variation of the Lambdafit linked to the non Gaussian</text:p>
      <text:p text:style-name="P1">source is really confusing. This parameter does not account at all for non Gaussian shape or for</text:p>
      <text:p text:style-name="P1">the outward elongation of the source. Either you test a different source shape, which although is</text:p>
      <text:p text:style-name="P1">complicated in the Lednicky model or the variation of the parameter is completely arbitrary.</text:p>
      <text:p text:style-name="P1">Also because a real systematic variation would be to vary the single contribution of the</text:p>
      <text:p text:style-name="P1">secondaries by keeping the sum of the secondary constant and by fitting the lambda_fit</text:p>
      <text:p text:style-name="P1">parameter you modify the primary to secondary ratio but not the single contribution of the</text:p>
      <text:p text:style-name="P1">secondaries. The variation of the secondary to primary ratio could also be a systematic check (</text:p>
      <text:p text:style-name="P1">variation of 10% maybe) but the fit of lambda_fit does not make much sense to my opinion.</text:p>
      <text:p text:style-name="P1">On the other hand you demonstrate in the analysis note that the results do not change even if</text:p>
      <text:p text:style-name="P1">you keep it constant to 1.</text:p>
      <text:p text:style-name="P1"><text:soft-page-break/>I would suggest to reformulate the variation in the text more as a systematic variation.</text:p>
      <text:p text:style-name="P1"/>
      <text:p text:style-name="P33">I do not believe the text states that the motivation for LambdaFit is the non-Gaussian nature of the outward asymmetry in the source.<text:span text:style-name="T21"> </text:span></text:p>
      <text:p text:style-name="P1"/>
      <text:p text:style-name="P1"><text:span text:style-name="T4">LK0s background :</text:span> Why should only the LK0s background fail? It looks like there is a bias due</text:p>
      <text:p text:style-name="P1">to the selection cuts and it is very suspicious that the Therminator shape has the same shape as</text:p>
      <text:p text:style-name="P1">the data. Is it possible that also the signal suffers from this BIAS?</text:p>
      <text:p text:style-name="P1">How does the LK0s system respond to the Stavinskiy method? In the AN fig 15 it looks like that</text:p>
      <text:p text:style-name="P1">the correlation can be flattened out. What happened if you sum part-part and antipart-antipart</text:p>
      <text:p text:style-name="P1">and you fit this correlation function ? Do you get the same scattering parameters.</text:p>
      <text:p text:style-name="P1">In general we need more statistics for the THERMINATOR2 backgorund maybe. Would this be</text:p>
      <text:p text:style-name="P2">possible?</text:p>
      <text:p text:style-name="P2"/>
      <text:p text:style-name="P7">The THERMINATOR 2 simulation does not match the LK0s system, I do not have an explanation for why it should not, but it does not. <text:s/>I think this is clear from the new version of the THERMINATOR 2 background plots compared to the data. <text:s/>The cuts used in the simulation match those used with the data, so an bias exists in both.</text:p>
      <text:p text:style-name="P7"/>
      <text:p text:style-name="P7">The Stavinskiy method does not do as well with the LK0s system, as shown in the analysis note.</text:p>
      <text:p text:style-name="P7"/>
      <text:p text:style-name="P7">Again, I do not believe summing the two is the correct method. <text:s/>Forming the sum is throwing away data, so I do not see how this is the best method.</text:p>
      <text:p text:style-name="P7"/>
      <text:p text:style-name="P7">I have exhausted the statistics with THERMINATOR 2. <text:s text:c="2"/>I spent weeks generating more events on all of my computers, and I also ran over all of the events that Adam Kisiel has stored. <text:s/>Generating significantly better statistics will push this publication back months.</text:p>
      <text:p text:style-name="P2"/>
      <text:p text:style-name="P2"><text:span text:style-name="T4">Source Discussion:</text:span> the paragraph at the end of section 4, where the explanation of the radii on</text:p>
      <text:p text:style-name="P1">the mT scaling plot is put forward, leads to qualitative explanations. The text is too long and</text:p>
      <text:p text:style-name="P1">should be shortened but any chance you can include numbers that show that the difference seen</text:p>
      <text:p text:style-name="P1">in Figure 7 really comes from the two different sourcese?</text:p>
      <text:p text:style-name="P1">Some more quantitative statement would be nice if possible.</text:p>
      <text:p text:style-name="P1"/>
      <text:p text:style-name="P8">Abstract:</text:p>
      <text:p text:style-name="P8"/>
      <text:p text:style-name="P1">It is too long, we suggest to get rid of some text:</text:p>
      <text:p text:style-name="P1"/>
      <text:p text:style-name="P9">L10: ‚ characterization the pair emission’ -&gt; ‘characterization of the pair emission’</text:p>
      <text:p text:style-name="P1"/>
      <text:p text:style-name="P1">L12 : ‚ The fit assumes a common radius and lFit parameter for each centrality bin, shared</text:p>
      <text:p text:style-name="P1">across all L K pair systems’ -&gt; delete</text:p>
      <text:p text:style-name="P13">In the first round of comments I was asked to add this sentence.</text:p>
      <text:p text:style-name="P1"/>
      <text:p text:style-name="P1">L 17-18 ‘In the experimental data, a striking difference is observed in pairs with low relative</text:p>
      <text:p text:style-name="P1">momenta</text:p>
      <text:p text:style-name="P1">(k_ .100 MeV) between the LK+ and LK􀀀 correlations, and the LK0</text:p>
      <text:p text:style-name="P1">17 S system exhibits features between the two’ -&gt; delete</text:p>
      <text:p text:style-name="P1"/>
      <text:p text:style-name="P1"><text:soft-page-break/>ll.17-19 It should be mentioned that the negative and positive scattering lengths mean attractive</text:p>
      <text:p text:style-name="P1">or repulsive interaction, respectively, since these signs of the scattering lengths in femtoscopy are</text:p>
      <text:p text:style-name="P1">opposite to those usually used in the scattering theory.</text:p>
      <text:p text:style-name="P1"/>
      <text:p text:style-name="P8">Introduction</text:p>
      <text:p text:style-name="P8"/>
      <text:p text:style-name="P9">L27 : ‘two(or many)-‘ -&gt; ‘ two (or many)’</text:p>
      <text:p text:style-name="P1"/>
      <text:p text:style-name="P9">L39-40: ‚ In many pair systems, the contributions to the correlation function from quantum statistics</text:p>
      <text:p text:style-name="P9">and/or the Coulomb interaction overwhelm that of the strong interaction, making it difficult to</text:p>
      <text:p text:style-name="P9">extract scattering information.’ -&gt; delete</text:p>
      <text:p text:style-name="P1"/>
      <text:p text:style-name="P1">ll.43-50 Please, add a reference to theoretical papers where lambda-kaon (or similar systems)</text:p>
      <text:p text:style-name="P1">were discussed. I think the introduction devoted to kaon-lambda correlations is still too poor.</text:p>
      <text:p text:style-name="P1">There is no physics discussion about the difference of correlations in three systems (LK+, LK-,</text:p>
      <text:p text:style-name="P1">LK0s). Even in the abstract, it is written more about that.</text:p>
      <text:p text:style-name="P1"/>
      <text:p text:style-name="P1">L49-50: references missing</text:p>
      <text:p text:style-name="P1"/>
      <text:p text:style-name="P8">Section 2</text:p>
      <text:p text:style-name="P1"/>
      <text:p text:style-name="P9">lines 90 and 92: N sigma - N is italic, but in line 101 and in whole Table 1 is not.</text:p>
      <text:p text:style-name="P1"/>
      <text:p text:style-name="P10">line 95: Table 1 -&gt; Table~1 (in latex mode)</text:p>
      <text:p text:style-name="P3"/>
      <text:p text:style-name="P3">page 4, Table 1: line with p &lt; 0.65 GeV/c is somewhat in the middle of two lines - maybe it</text:p>
      <text:p text:style-name="P1">should belong to line with TOF and TPC available? i.e. the bottom part of the table could be</text:p>
      <text:p text:style-name="P1">more readable.</text:p>
      <text:p text:style-name="P1"/>
      <text:p text:style-name="P1">L105: mention [arXiv:1709.01731]</text:p>
      <text:p text:style-name="P1"/>
      <text:p text:style-name="P9">L 109- 113: ‘L(L ̄ ) and K0S particles are electrically neutral, and cannot be directly detected, but</text:p>
      <text:p text:style-name="P9">must instead be reconstructed through detection of their decay products, or daughters. In general,</text:p>
      <text:p text:style-name="P9">particles which are topologically reconstructed in this fashion are called V0 particles. The decay</text:p>
      <text:p text:style-name="P9">channel L ! pp 􀀀 was used for the identification of L hyperons (and, similarly the charge-conjugate</text:p>
      <text:p text:style-name="P9">decay for the L ̄ identification), and K0S ! p + p 􀀀 for the identification of K0S mesons.’</text:p>
      <text:p text:style-name="P9"/>
      <text:p text:style-name="P9">Replace with</text:p>
      <text:p text:style-name="P9"/>
      <text:p text:style-name="P9">‘L(L ̄ ) and K0S particles are reconstructed through their weak decays: L-&gt;ppi ( AntiLambda –&gt;)</text:p>
      <text:p text:style-name="P9">and Kos-&gt; pipi. The obtained candidates are denominated as V0 particles.’</text:p>
      <text:p text:style-name="P1"/>
      <text:p text:style-name="P9">L115: ‘ To construct a V 0 particle, the charged daughter tracks must first be found’</text:p>
      <text:p text:style-name="P9">➔ delete</text:p>
      <text:p text:style-name="P1"/>
      <text:p text:style-name="P9">l140-141 ‚ candidates, the candidate with the smallest DCA to</text:p>
      <text:p text:style-name="P9">the primary vertex is kept, while the others are removed. ‘</text:p>
      <text:p text:style-name="P9">➔ change into</text:p>
      <text:p text:style-name="P9">‚ candidates, only the candidate with the smallest DCA to the primary vertex is kept’</text:p>
      <text:p text:style-name="P1"><text:soft-page-break/></text:p>
      <text:p text:style-name="P1">l145: normally the resolution can be expressed as the difference of the measured mass with the</text:p>
      <text:p text:style-name="P1">nominal PDG value and the sigma of the Gaussian fit can be quoted as the resolution.</text:p>
      <text:p text:style-name="P26">Is this a typical manner in which the purity is expressed? <text:s/>I have not seen this before.</text:p>
      <text:p text:style-name="P1"/>
      <text:p text:style-name="P1">page 6, Table 2: 3.8 MeV -&gt; 3.8 MeV/c^2; DCA among daughters should be in standard</text:p>
      <text:p text:style-name="P1">deviations, check for example table 1 in https://alice-publications.web.cern.ch/node/4103 or</text:p>
      <text:p text:style-name="P1">https://arxiv.org/pdf/1512.07227.pdf or https://arxiv.org/pdf/1204.0282.pdf or table 2 in</text:p>
      <text:p text:style-name="P1"><text:a xlink:type="simple" xlink:href="https://arxiv.org/pdf/1307.6796.pdf" text:style-name="Internet_20_link" text:visited-style-name="Visited_20_Internet_20_Link">https://arxiv.org/pdf/1307.6796.pdf</text:a></text:p>
      <text:p text:style-name="P14">I have never seen it expressed like this in femtoscopy papers?</text:p>
      <text:p text:style-name="P1"/>
      <text:p text:style-name="P1">page 6, Table 3: 13.677 MeV -&gt; 13.677 MeV/c^2 ; 2.0323 MeV -&gt; 2.0323 MeV/c^2; DCA</text:p>
      <text:p text:style-name="P1">among pi pi daughters in sigma</text:p>
      <text:p text:style-name="P14">Again, in femtoscopy papers, I have never seen the DCA expressed in terms of sigma.</text:p>
      <text:p text:style-name="P1"/>
      <text:p text:style-name="P1">for all three tables: this is really very negligible detail, it is just a matter of taste - e.g. p &lt; 0.5 and</text:p>
      <text:p text:style-name="P1">p &gt; 0.5 - you can add = to one of &lt; or &gt; (just to include also very improbable possibility in</text:p>
      <text:p text:style-name="P1">computing that something can be exactly 0.5.. :-) )</text:p>
      <text:p text:style-name="P1"/>
      <text:p text:style-name="P1">page 7, fig. 1: some people still use B/W printer for reading articles, I would suggest to keep line</text:p>
      <text:p text:style-name="P1">colours, but to change line styles (dashed, dotted, ...) to have it distinguishible on B/W paper.</text:p>
      <text:p text:style-name="P1">Same can be applied for figures 4-6, if you do not want to change them, just put "(colour</text:p>
      <text:p text:style-name="P1">online)" into figures caption.</text:p>
      <text:p text:style-name="P1"/>
      <text:p text:style-name="P8">Section 3</text:p>
      <text:p text:style-name="P8"/>
      <text:p text:style-name="P9">L174-176 : ‚ Equation 2 reveals the limitations of femtoscopy; at best, it can probe the</text:p>
      <text:p text:style-name="P9">distribution of relative positions of particles with identical velocities and total momentum P as they</text:p>
      <text:p text:style-name="P9">move in an asymptotic state [1]. Therefore, the entire size of the source is not measured, but rather the “regions of homogeneity” [14].’ -&gt; delete</text:p>
      <text:p text:style-name="P1"/>
      <text:p text:style-name="P1">l183: Nmix not defined before</text:p>
      <text:p text:style-name="P1"/>
      <text:p text:style-name="P1">l.188 There are three different centrality ranges (0-10, 10-30, 30-50%) used to construct the</text:p>
      <text:p text:style-name="P1">numerator of the correlation function. Why do you use the same centrality range (5%) for mixed</text:p>
      <text:p text:style-name="P1">events to construct the denominator of the correlation function in all three centrality bins?</text:p>
      <text:p text:style-name="P15">The purpose is to mix only events of like centrality, <text:span text:style-name="T14">as is common practice. <text:s/></text:span></text:p>
      <text:p text:style-name="P1"/>
      <text:p text:style-name="P1">line 192-193: I do not understand "instead of the center of the TPC" - I assume after the</text:p>
      <text:p text:style-name="P1">correction particles from both mixed events share same primary vertex..?</text:p>
      <text:p text:style-name="P16">Maybe we can speak about this in person, as I am apparently not describing <text:span text:style-name="T5">this sufficiently. <text:s/>The point is to align the event vertices before mixing. <text:s/>We would not mix two events with primary vertices which are separated in space, as their tracks will start with non-zero separation, and will therefore be biased to larger average separation values. <text:s/>One way to align all vertices is to measure all tracks with respect to the primary vertex of the collision (via the vertex correction procedure), instead of with respect to the laboratory system with origin defined by the center of the TPC. </text:span></text:p>
      <text:p text:style-name="P1"/>
      <text:p text:style-name="P9">l190-194: ‚ After the event binning, a vertex correction is applied to each event,</text:p>
      <text:p text:style-name="P9">in which the primary vertex position is subtracted from the TPC track positions for each particle in</text:p>
      <text:p text:style-name="P9"><text:soft-page-break/>the event. Subsequently, the tracks in an event are all measured relative to the event vertex, instead</text:p>
      <text:p text:style-name="P9">of the center of the TPC. This effectively gives each event the same primary vertex position, which</text:p>
      <text:p text:style-name="P9">is important for the implementation of the average separation cut in mixed-event pairs.’ -&gt; delete</text:p>
      <text:p text:style-name="P1"/>
      <text:p text:style-name="P9">l 197: ‘should be the same’ -&gt; is comparable</text:p>
      <text:p text:style-name="P1"/>
      <text:p text:style-name="P9">l204-209: Is it necessary to show the wave function and effective range approximation for f?</text:p>
      <text:p text:style-name="P9">Can’t you summarize in 2 lines the approximations made to obtain formula 6 and also omit formula</text:p>
      <text:p text:style-name="P9">7?All of this is rather standard in femtoscopy and this paper is already long enough.</text:p>
      <text:p text:style-name="P1"/>
      <text:p text:style-name="P9">L220: , obtaining a pure sample of primary LK pairs is impossible to achieve;’ -&gt; delete</text:p>
      <text:p text:style-name="P1"/>
      <text:p text:style-name="P1">l.226 Here feed-down channels are chosen without any explanations. Previously there were two</text:p>
      <text:p text:style-name="P1">options accounting for residual correlations. Please, give an explanation here.</text:p>
      <text:p text:style-name="P1"/>
      <text:p text:style-name="P1">L 227-228: you mention here K* and Sigma* within the other feed-down sources but both are</text:p>
      <text:p text:style-name="P1">considered to be source of primaries later on.</text:p>
      <text:p text:style-name="P1">This is not consisntent. Differentiate between weak decays and strong decays mentioning that the</text:p>
      <text:p text:style-name="P1">latter still contribute to the primary correlation function and eventually only distort the source.</text:p>
      <text:p text:style-name="P1"/>
      <text:p text:style-name="P9">L249: as mentioned already here the Lambda parameters are addressed differently than before (</text:p>
      <text:p text:style-name="P9">lambda and LambdaAB instead of lambdaij). This is not consistent and a bit confusing.</text:p>
      <text:p text:style-name="P9">Please make it homogen<text:span text:style-name="T6">e</text:span>ous.</text:p>
      <text:p text:style-name="P1"/>
      <text:p text:style-name="P9">Eq. 11 is redundant. The text explains it already.</text:p>
      <text:p text:style-name="P17">Instead, removed Eq. 10; however, Eq. 11 can be removed also if you want.</text:p>
      <text:p text:style-name="P1"/>
      <text:p text:style-name="P1">l.258 It should be mentioned here what are the contributions from the efficiency of</text:p>
      <text:p text:style-name="P1">reconstruction and from the yield of particles? How are they related to each other?</text:p>
      <text:p text:style-name="P1"/>
      <text:p text:style-name="P1">l.261. Why cτ &lt; 10 fm ? We know from previous version of the draft and from the Note that it</text:p>
      <text:p text:style-name="P1">is important for the extracted parameters.</text:p>
      <text:p text:style-name="P1"/>
      <text:p text:style-name="P9">L259-262: move this remark abo<text:span text:style-name="T7">v</text:span>e in the text, at line 226 where you discuss what is a primary and</text:p>
      <text:p text:style-name="P10">what is a secondary</text:p>
      <text:p text:style-name="P3"/>
      <text:p text:style-name="P3">l.263-269 The discussion of the pair purity is not clear. Why the purity of a pair of particles is</text:p>
      <text:p text:style-name="P1">discussed under the assumption of the ideal identification of cones. In reality, the purity values</text:p>
      <text:p text:style-name="P1">for lambdas and kaons are on the same level.</text:p>
      <text:p text:style-name="P1"/>
      <text:p text:style-name="P9">L272-273: ‘However, little is know about the interaction between the particles in</text:p>
      <text:p text:style-name="P9">273 the residual pairs of this study, and assumptions must be made. For this analysis’</text:p>
      <text:p text:style-name="P9">replace with :</text:p>
      <text:p text:style-name="P9">‘Since the interaction between these particle is not known ‘</text:p>
      <text:p text:style-name="P1"/>
      <text:p text:style-name="P9">l278-281: ‘For residual pairs affected by both the strong and Coulomb interactions, things are a bit</text:p>
      <text:p text:style-name="P9">more complicated. This is due to the fact that, for the case of both strong and Coulomb interaction,</text:p>
      <text:p text:style-name="P9">there no longer exists a nice analytical form with which to fit. Generating a correlation function</text:p>
      <text:p text:style-name="P9">including both is also time consuming, as described further in Appendix B.’</text:p>
      <text:p text:style-name="P9"><text:soft-page-break/>➔ delete</text:p>
      <text:p text:style-name="P1"/>
      <text:p text:style-name="P9">l282: ‘ in this case, there is no need to make any assumptions about scattering</text:p>
      <text:p text:style-name="P9">parameters or source sizes’ -&gt; delete</text:p>
      <text:p text:style-name="P1"/>
      <text:p text:style-name="P9">l 283: Consist -&gt; Consistent</text:p>
      <text:p text:style-name="P1"/>
      <text:p text:style-name="P9">l287-288: ‘the strong interaction is necessary for the fine details. As these correlations are run through</text:p>
      <text:p text:style-name="P9">a transform matrix, which largely flattens out and fine details, a Coulomb-only description should</text:p>
      <text:p text:style-name="P9">be sufficient.’ -&gt; delete</text:p>
      <text:p text:style-name="P1"/>
      <text:p text:style-name="P9">l293 ‘Smearing of the momentum typically will result in a suppression and broadening of the signal.’</text:p>
      <text:p text:style-name="P9">-&gt; delete</text:p>
      <text:p text:style-name="P1"/>
      <text:p text:style-name="P1">l.304: this is a bit misleading since the background is for us most important at small k* and not at</text:p>
      <text:p text:style-name="P1">large k*, please reformulate.</text:p>
      <text:p text:style-name="P1"/>
      <text:p text:style-name="P9">L306: ‘not due to any interesting physics’ -&gt; delete</text:p>
      <text:p text:style-name="P1"/>
      <text:p text:style-name="P9">307-317: this is too long and with many repetitions. Shorten it.</text:p>
      <text:p text:style-name="P1"/>
      <text:p text:style-name="P9">L318: The THERMINATOR…</text:p>
      <text:p text:style-name="P1"/>
      <text:p text:style-name="P1">l.318 It should be mentioned here (or somewhere else) that the Therminator simulation does not</text:p>
      <text:p text:style-name="P1">include femtoscopic effects.</text:p>
      <text:p text:style-name="P1"/>
      <text:p text:style-name="P9">l.321 Therminator is in green color. I suggest changing the scale for Fig.2. Now the Y axis scale</text:p>
      <text:p text:style-name="P9">is the same for all three centralities. However, the effect of baseline is different for each</text:p>
      <text:p text:style-name="P9">centrality bin. The scale is reasonable for 30-50% centrality and the scale is too small for 10-30</text:p>
      <text:p text:style-name="P1"><text:span text:style-name="T8">and 0-10%.</text:span> In addition, there is a problem with the normalization, e.g., K0sL in 30-50%</text:p>
      <text:p text:style-name="P1">centrality.</text:p>
      <text:p text:style-name="P18">What is the issue with the normalization? <text:s/>The correlation functions are normalized to unity between 0.32 &lt; k* &lt; 0.40 GeV/<text:span text:style-name="T9">c</text:span><text:span text:style-name="T10">. </text:span></text:p>
      <text:p text:style-name="P1"/>
      <text:p text:style-name="P9">L320-321 ‘After issuing each simulated event a random Y EP , THERMINATOR 2 did an exceptional</text:p>
      <text:p text:style-name="P9">job of describing the LK data. Furthermore, the simulation showed the non-femtoscopic background</text:p>
      <text:p text:style-name="P9">affects the correlation function as a separable scale factor.’ -&gt; delete</text:p>
      <text:p text:style-name="P3"/>
      <text:p text:style-name="P10">l323: simulations are in green not in gold. Revise also the caption of Fig. 2 accordingly.</text:p>
      <text:p text:style-name="P3"/>
      <text:p text:style-name="P1">L329-330 ‘At the time of the fit, the polynomial used to correct each correlation function could only</text:p>
      <text:p text:style-name="P1">be adjust by a simple scale factor to best match the data.’</text:p>
      <text:p text:style-name="P1"/>
      <text:p text:style-name="P1">What does this sentence mean exactly? Why at the time of the fit?</text:p>
      <text:p text:style-name="P1"/>
      <text:p text:style-name="P1">L332: since you still use the linear form for the LK0s background you should show it in Fig 2.</text:p>
      <text:p text:style-name="P27">I think it is useful to show the polynomial fit to the LK0s background, as this demonstrates that the fit does not match the data well.</text:p>
      <text:p text:style-name="P1"/>
      <text:p text:style-name="P9"><text:soft-page-break/>Is eq. 13 necessary? Would the reference not be enough?</text:p>
      <text:p text:style-name="P1"/>
      <text:p text:style-name="P1">l.335-341. Again, I do not agree that you keep this method (rotation) in the paper. Initially, this</text:p>
      <text:p text:style-name="P1">method was proposed for one-event two-pion femtoscopy where there was no alternative</text:p>
      <text:p text:style-name="P1">(pi+pi- CFs are strongly distorted by resonances, the contribution of mini-jets and so on).</text:p>
      <text:p text:style-name="P25">Exactly, the method was <text:span text:style-name="T13">initially</text:span> proposed for one-event two-pion femtoscopy, and we show its effect with a different application/intent. <text:s/>This information could be of use to a researcher in the future. <text:s/><text:span text:style-name="T13">I do not see any harm in including this, and only see potential benefits for the community.</text:span></text:p>
      <text:p text:style-name="P1"/>
      <text:p text:style-name="P9">L363: ‘the raw data is never touched’ -&gt; delete</text:p>
      <text:p text:style-name="P1"/>
      <text:p text:style-name="P9">L 380 381: ‘In order to understand the systematic uncertainties of the data, the analysis code was run</text:p>
      <text:p text:style-name="P9">many times using slightly different values for a number of important cuts, and the results were</text:p>
      <text:p text:style-name="P9">compared.’ -&gt; delete</text:p>
      <text:p text:style-name="P1"/>
      <text:p text:style-name="P1">In the discussion of the systematic errors also a variation of the limits of ctau for the primary ( default</text:p>
      <text:p text:style-name="P1">10 fm) should be included.</text:p>
      <text:p text:style-name="P1"/>
      <text:p text:style-name="P9">page 13, fig. 2: gold -&gt; green</text:p>
      <text:p text:style-name="P1"/>
      <text:p text:style-name="P1">page 15: Table 5: 3, 4, 5 mm -&gt; 0.3, 0.4, 0.5 sigma (or standar<text:span text:style-name="T11">d</text:span> deviations)</text:p>
      <text:p text:style-name="P1">page 15: Table 6: 3, 4, 5 mm -&gt; 0.3, 0.4, 0.5 sigma; Max. DCA of K+- - in cm</text:p>
      <text:p text:style-name="P1"/>
      <text:p text:style-name="P9">l.364-378 I would add the final formula for the fit function.</text:p>
      <text:p text:style-name="P19">There is no real “final formula” to simply write down. <text:s/>The fit function contains the primary component and residual components which have been run through transform matrices. <text:s/>After the different contributions are summer, the CF is corrected for momentum resolution effects and the non-femtoscopic background correction is applied.. <text:s/>See Sec. 5.6 in the analysis note.</text:p>
      <text:p text:style-name="P1"/>
      <text:p text:style-name="P8">Section 4</text:p>
      <text:p text:style-name="P8"/>
      <text:p text:style-name="P9">L 399: as mentioned before: why don’t you fit the sum of LK+ and AntiLK- and so on? The</text:p>
      <text:p text:style-name="P9">strong interaction is the same and also the background looks the same.</text:p>
      <text:p text:style-name="P9">This would reduce your very large statistical errors.</text:p>
      <text:p text:style-name="P9">I would also show only the fit of the sum in the paper.</text:p>
      <text:p text:style-name="P20">As stated previously, the systems are fit together. <text:s/><text:span text:style-name="T12">They are fit simultaneously with the same fit function</text:span>. <text:s/>Explicitly summing their numerator and denominators before the fit will not enhance the statistics. <text:s/>This would make smaller error bars, but would also reduce the number of data points being fit.</text:p>
      <text:p text:style-name="P1"/>
      <text:p text:style-name="P9">Fig 6: why are the d0 errors for LK- so much larger now than in the previous version oft he</text:p>
      <text:p text:style-name="P9">paper?</text:p>
      <text:p text:style-name="P21">Because the lambdaFit parameter is allowed to be free here, instead of being restricted as before.</text:p>
      <text:p text:style-name="P1"/>
      <text:p text:style-name="P9">l.404-406 This piece is a repetition of what was said above.</text:p>
      <text:p text:style-name="P21">Talking here about overall normalization parameter N, not lambdaFit.</text:p>
      <text:p text:style-name="P1"/>
      <text:p text:style-name="P9">l.409 It would better to use the same functional form of the baseline (linear fit to the data) for all</text:p>
      <text:p text:style-name="P9">systems and to use THEMINATOR to estimate systematics.</text:p>
      <text:p text:style-name="P22"><text:soft-page-break/>I do not understand why. <text:s/>The simulation does a good job of matching the LamKch data, so why not use it? <text:s/>The fact that the low-statistics LamK0 system does not agree with the simulation does not mean we should throw the simulation out for all. <text:s/>I was specifically asked to highlight that the simulation does an excellent job of matching the data, so I do not understand why we want to exclude this now.</text:p>
      <text:p text:style-name="P1"/>
      <text:p text:style-name="P1">l.401-404 The scattering parameters are the same for conjugate pairs. What is the reason for</text:p>
      <text:p text:style-name="P1">separated fits of conjugate pairs? I suggest combining such pairs.</text:p>
      <text:p text:style-name="P23">There are no separated fits for conjugate pairs. <text:s/>These are already combined in the fit process. <text:s/>I will try to do a better job of making this more clear. <text:s/>I initially had a sentence stating explicitly that all LamK systems were fit together simultaneously, but I was asked to remove it.</text:p>
      <text:p text:style-name="P1"/>
      <text:p text:style-name="P9">l.411 There are no printed values in Figs.3-5. In addition, I did not find the information about</text:p>
      <text:p text:style-name="P10">chi^2/ndf.</text:p>
      <text:p text:style-name="P24">This information was asked to be removed from the figures.</text:p>
      <text:p text:style-name="P3"/>
      <text:p text:style-name="P3">l.416 Does theory predict no difference between three pairs? Please, add some explanation about</text:p>
      <text:p text:style-name="P1">it.</text:p>
      <text:p text:style-name="P1"/>
      <text:p text:style-name="P9">L421 :’ Each of the three systems has scattering parameters unique from</text:p>
      <text:p text:style-name="P9">the others.’ -&gt; delete</text:p>
      <text:p text:style-name="P1"/>
      <text:p text:style-name="P1">about the radius and lambda parameters for the 0-10% centrality:</text:p>
      <text:p text:style-name="P1">you write in your comments to the IRC:</text:p>
      <text:p text:style-name="P1">‘Most notably, for the 0-10% centrality bin, the lambda_{Fit} value is 1.40 (instead of 1.1)</text:p>
      <text:p text:style-name="P1">and the radius is 6.24 fm (instead of 5.81 fm).’</text:p>
      <text:p text:style-name="P1">This effect shows to my opinion that it does not make any sense to leave lambda_fit free. The</text:p>
      <text:p text:style-name="P1">effect obtained on the different radius is artificial and too large radii are obtained. So please</text:p>
      <text:p text:style-name="P1">really consider at least imposing some constraints of the values of lambda_fit, since 1.4</text:p>
      <text:p text:style-name="P1">seems rather unrealistic.</text:p>
      <text:p text:style-name="P27">I would argue that in either case the radii are “too large”, i.e. larger than the identical particle results.</text:p>
      <text:p text:style-name="P1"/>
      <text:p text:style-name="P1">l.424 Past studies of kaon-proton... Please, add a reference to the Kp study.</text:p>
      <text:p text:style-name="P1"/>
      <text:p text:style-name="P1">l.413-429 do not contain any discussion about effective radii values. Please, add some text.</text:p>
      <text:p text:style-name="P1"/>
      <text:p text:style-name="P1">lines 425-429: the K^+ - p combination is repulsive (according to not cited past studies). While</text:p>
      <text:p text:style-name="P1">we can interpret attraction in LambdaK^- as similar to attraction in pK^- (due to similar quark</text:p>
      <text:p text:style-name="P1">composition), we need strange quarks in order to explain the repulsiveness between Lambda and</text:p>
      <text:p text:style-name="P1">K^+. Can we also somehow explain the repulsiveness in LambdaK^+ according to</text:p>
      <text:p text:style-name="P1">repulsiveness in pK^+? I apologize, if it is trivial (I can imagine Coulomb repulsion for pK^+</text:p>
      <text:p text:style-name="P1">but I guess this was also subtracted?).</text:p>
      <text:p text:style-name="P28">I do not follow. <text:s/><text:span text:style-name="T18">I do not know of any simple way to explain LamK from the pK measurements, aside from stating LamK+ is repulsive as is pK+, and LamK- is attractive as is pK-. <text:s/>I do not understand why you say LamK- (uds + </text:span><text:span text:style-name="T16">u</text:span><text:span text:style-name="T15">s) is similar to pK- (uud+ </text:span><text:span text:style-name="T16">u</text:span><text:span text:style-name="T15">s), but that LamK+ (uds + u</text:span><text:span text:style-name="T17">s</text:span><text:span text:style-name="T15">) is not similar to pK+ (uud + u</text:span><text:span text:style-name="T17">s</text:span><text:span text:style-name="T15">)?</text:span></text:p>
      <text:p text:style-name="P1"/>
      <text:p text:style-name="P9">lines 436-438: the LCMS and PRF are not defined (they were in intro in previous draft)</text:p>
      <text:p text:style-name="P1"/>
      <text:p text:style-name="P9"><text:soft-page-break/>L450 452: ‘ In general, each single-particle source will have its own size, shape, and space-time position within the produced medium, which is unique from its paired partner.’ -&gt; delete</text:p>
      <text:p text:style-name="P1"/>
      <text:p text:style-name="P9">line 454: also also -&gt; also</text:p>
      <text:p text:style-name="P1"/>
      <text:p text:style-name="P9">page 19: fig. 6: for draft printed on B/W printer, the markers are hardly distinguishable - change</text:p>
      <text:p text:style-name="P9">the marker styles.</text:p>
      <text:p text:style-name="P1"/>
      <text:p text:style-name="P9">l460: can you add a reference here?</text:p>
      <text:p text:style-name="P1"/>
      <text:p text:style-name="P1">l.470-471 Is it possible to estimate the difference of the emission time of K and Lambda from</text:p>
      <text:p text:style-name="P1">C11 (Fig.8)?</text:p>
      <text:p text:style-name="P12">No, I do not believe this is possible without a full fit.</text:p>
      <text:p text:style-name="P1"/>
      <text:p text:style-name="P1">l.477-484. It seems that the mT-scaling violation is the most significant for 0-10% centrality.</text:p>
      <text:p text:style-name="P4">There is no discussion about it. Please, add some sentences.</text:p>
      <text:p text:style-name="P4"/>
      <text:p text:style-name="P11">line 506: Lednicky -&gt; Lednický; Lyuboshits -&gt; Lyuboshitz (according to original preprint from</text:p>
      <text:p text:style-name="P9">inspirehep)</text:p>
      <text:p text:style-name="P1"/>
      <text:p text:style-name="P9">line 558: Lednicky -&gt; Lednický</text:p>
      <text:p text:style-name="P1"/>
      <text:p text:style-name="P1">line 574: LambdaK+- correlations -&gt; LambdaK+ (i.e. no K-, or write conjugate as well)</text:p>
      <text:p text:style-name="P1"/>
      <text:p text:style-name="P8">Summary</text:p>
      <text:p text:style-name="P8"/>
      <text:p text:style-name="P1">The obtained values of the scattering length and effective radii should be mentioned in the text</text:p>
      <text:p text:style-name="P1">of Summary.</text:p>
      <text:p text:style-name="P1"/>
      <text:p text:style-name="P8">Section 5</text:p>
      <text:p text:style-name="P8"/>
      <text:p text:style-name="P8">Appendix</text:p>
      <text:p text:style-name="P1"/>
      <text:p text:style-name="P1">Relative Emission Shifts with THERMINATOR 2.</text:p>
      <text:p text:style-name="P1"/>
      <text:p text:style-name="P1">It would be reasonable to add C11 functions for different source shifts in the outward direction</text:p>
      <text:p text:style-name="P1">and compare these functions with the results shown in Fig.8.</text:p>
      <text:p text:style-name="P30">For what source sizes?</text:p>
      <text:p text:style-name="P1"/>
      <text:p text:style-name="P32">Figs. with data: It is necessary to add “ALICE” and/or collision system/energy somewhere on</text:p>
      <text:p text:style-name="P32">the pads.</text:p>
      <text:p text:style-name="P1"/>
      <text:p text:style-name="P32">Figs. 3-5 “Preliminary” should be removed</text:p>
      <text:p text:style-name="P1"/>
      <text:p text:style-name="P9">L575: Looking at the analysis note I have the impression that the statistics is a problem. But</text:p>
      <text:p text:style-name="P9">other than that I dont see what you write that the Stavinskiy method does not work for LK0s.</text:p>
      <text:p text:style-name="P9">Why dont you look at the some of part-part and antipart-antipart?</text:p>
      <text:p text:style-name="P31">I have removed the sentence. <text:s/>The Stavinskiy method does not flatten out the LamK- as much as the LamKch systems, but that fact is probably not worth stating here.</text:p>
      <text:p text:style-name="P31"><text:soft-page-break/><text:span text:style-name="T20">P</text:span>air and conjugate <text:span text:style-name="T20">combined for simplicity</text:span></text:p>
      <text:p text:style-name="P1"/>
      <text:p text:style-name="P1">In the Appendix l.573-575:</text:p>
      <text:p text:style-name="P1">“The results of correctly implementing such a procedure are shown in Figure A.1. The figure</text:p>
      <text:p text:style-name="P1">shows that the Stavinskiy method does a very good job of ridding the ΛK ± correlations of their</text:p>
      <text:p text:style-name="P1">non-femtoscopic backgrounds.”</text:p>
      <text:p text:style-name="P1">I think we will not see “a very good job” if we compare Fig.2 and Fig. A.1 with the same scale</text:p>
      <text:p text:style-name="P1">on Y-axis (CF in the range of 0.96-1.05). If the authors insist on the presence of this method in</text:p>
      <text:p text:style-name="P1">the paper, then it is necessary to make a correct comparison of the data and baseline. In Fig. A.1,</text:p>
      <text:p text:style-name="P1">you need to add a baseline from the Therminator and make the scale convenient for comparison.</text:p>
      <text:p text:style-name="P1">In my opinion, it will become clear that the rotation method describes the baseline much worse.</text:p>
      <text:p text:style-name="P1">In addition, it is not suitable neither for LK+- nor for LK0s. This method cannot be used to</text:p>
      <text:p text:style-name="P1">estimate systematic uncertainties as it was done in first ALICE publications on pion correlations</text:p>
      <text:p text:style-name="P1">(https://arxiv.org/pdf/1012.4035.pdf</text:p>
      <text:p text:style-name="P1">https://journals.aps.org/prd/pdf/10.1103/PhysRevD.82.052001 ).</text:p>
      <text:p text:style-name="P29">Why is any sort of THERMINATOR simulation needed here? <text:s/>The point of the procedure is that it flattens out the background, which it clearly does. <text:s/><text:span text:style-name="T19">The method is not supposed to match any baseline, it seeks to remove it. <text:s/>The demonstration is not only to show how it affects the background, but also how it affects the signal region. <text:s/>Therefore, I do not want to zoom in on the Y-axis so much that we lose the low-k* signal region.</text:span></text:p>
      <text:p text:style-name="P29"/>
      <text:p text:style-name="P29">The 0-10% case is not as great, but we would not expect this method to work well here, as the 0-10% bin has small anisotropic 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45:08.516075700</meta:creation-date>
    <meta:generator>LibreOffice/6.0.7.3$Linux_X86_64 LibreOffice_project/00m0$Build-3</meta:generator>
    <dc:date>2019-04-29T14:33:02.236586909</dc:date>
    <meta:editing-duration>PT5H38M39S</meta:editing-duration>
    <meta:editing-cycles>43</meta:editing-cycles>
    <meta:document-statistic meta:table-count="0" meta:image-count="0" meta:object-count="0" meta:page-count="10" meta:paragraph-count="299" meta:word-count="4355" meta:character-count="25245" meta:non-whitespace-character-count="21144"/>
  </office:meta>
</office:document-meta>
</file>